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da34"/>
    </style:style>
    <style:style style:name="T1" style:family="text">
      <style:text-properties officeooo:rsid="001786dd"/>
    </style:style>
    <style:style style:name="T2" style:family="text">
      <style:text-properties officeooo:rsid="001960a9"/>
    </style:style>
    <style:style style:name="T3" style:family="text">
      <style:text-properties officeooo:rsid="001ada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b.doc.insertMany([</text:p>
      <text:p text:style-name="Standard">... <text:s text:c="2"/>{ docId: 1, name: 'Prajwal', degree: 'MBBS', price: 100 },</text:p>
      <text:p text:style-name="Standard">... <text:s text:c="2"/>{ docId: 2, name: 'Prasad', degree: 'Homopathy', price: 150 },</text:p>
      <text:p text:style-name="Standard">... <text:s text:c="2"/>{ docId: 3, name: 'Sakshi', degree: 'MBBS', price: 200 }</text:p>
      <text:p text:style-name="Standard">... ]);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70e2c5225a9ad848b94be09"),</text:p>
      <text:p text:style-name="Standard"><text:tab/><text:tab/>ObjectId("670e2c5225a9ad848b94be0a"),</text:p>
      <text:p text:style-name="Standard"><text:tab/><text:tab/>ObjectId("670e2c5225a9ad848b94be0b")</text:p>
      <text:p text:style-name="Standard"><text:tab/>]</text:p>
      <text:p text:style-name="Standard">}</text:p>
      <text:p text:style-name="Standard"/>
      <text:p text:style-name="Standard">&gt; var mapFunction1 = function () {</text:p>
      <text:p text:style-name="Standard">... <text:s text:c="2"/>emit(this.degree, this.price);</text:p>
      <text:p text:style-name="Standard">... };</text:p>
      <text:p text:style-name="Standard"/>
      <text:p text:style-name="Standard">var reduceFunction1 = function (key, values) {</text:p>
      <text:p text:style-name="Standard"><text:s text:c="2"/>var total = 0;</text:p>
      <text:p text:style-name="Standard"><text:s text:c="2"/>var count = values.length;</text:p>
      <text:p text:style-name="Standard"/>
      <text:p text:style-name="Standard"><text:s text:c="2"/>values.forEach(function(value) {</text:p>
      <text:p text:style-name="Standard"><text:s text:c="4"/>total += value; // Sum up the prices</text:p>
      <text:p text:style-name="Standard"><text:s text:c="2"/>});</text:p>
      <text:p text:style-name="Standard"/>
      <text:p text:style-name="Standard"><text:s text:c="2"/>return total / count; // Return average</text:p>
      <text:p text:style-name="Standard">};</text:p>
      <text:p text:style-name="Standard"/>
      <text:p text:style-name="Standard">&gt; db.doc.mapReduce( <text:s text:c="2"/>mapFunction1, <text:s text:c="2"/>reduceFunction1, <text:s text:c="2"/>{ <text:s text:c="4"/>out: "output1" <text:s text:c="2"/>} );</text:p>
      <text:p text:style-name="Standard">{</text:p>
      <text:p text:style-name="Standard"><text:tab/>"result" : "output1",</text:p>
      <text:p text:style-name="Standard"><text:tab/>"timeMillis" : 371,</text:p>
      <text:p text:style-name="Standard"><text:tab/>"counts" : {</text:p>
      <text:p text:style-name="Standard"><text:tab/><text:tab/>"input" : 3,</text:p>
      <text:p text:style-name="Standard"><text:tab/><text:tab/>"emit" : 3,</text:p>
      <text:p text:style-name="Standard"><text:tab/><text:tab/>"reduce" : 1,</text:p>
      <text:p text:style-name="Standard"><text:tab/><text:tab/>"output" : 2</text:p>
      <text:p text:style-name="Standard"><text:tab/>},</text:p>
      <text:p text:style-name="Standard"><text:tab/>"ok" : 1</text:p>
      <text:p text:style-name="Standard">}</text:p>
      <text:p text:style-name="Standard"/>
      <text:p text:style-name="Standard"/>
      <text:p text:style-name="Standard">&gt; db.output1.find();</text:p>
      <text:p text:style-name="Standard">{ "_id" : "Homopathy", "value" : 150 }</text:p>
      <text:p text:style-name="Standard">{ "_id" : "MBBS", "value" : 150 }</text:p>
      <text:p text:style-name="Standard"/>
      <text:p text:style-name="Standard">&gt; var mapFunction = function () {</text:p>
      <text:p text:style-name="Standard">... <text:s text:c="2"/>emit(this.degree, this.price);</text:p>
      <text:p text:style-name="Standard"><text:soft-page-break/>... };</text:p>
      <text:p text:style-name="Standard">&gt; </text:p>
      <text:p text:style-name="Standard"/>
      <text:p text:style-name="Standard">&gt; var reduceFunction = function (key, values) {</text:p>
      <text:p text:style-name="Standard">... <text:s text:c="2"/>return Array.sum(values);</text:p>
      <text:p text:style-name="Standard">... };</text:p>
      <text:p text:style-name="Standard"/>
      <text:p text:style-name="Standard">&gt; db.doc.mapReduce(</text:p>
      <text:p text:style-name="Standard">... <text:s text:c="2"/>mapFunction,</text:p>
      <text:p text:style-name="Standard">... <text:s text:c="2"/>reduceFunction,</text:p>
      <text:p text:style-name="Standard">... <text:s text:c="2"/>{</text:p>
      <text:p text:style-name="Standard">... <text:s text:c="4"/>out: "output_sum"</text:p>
      <text:p text:style-name="Standard">... <text:s text:c="2"/>}</text:p>
      <text:p text:style-name="Standard">... );</text:p>
      <text:p text:style-name="Standard">{</text:p>
      <text:p text:style-name="Standard"><text:tab/>"result" : "output_sum",</text:p>
      <text:p text:style-name="Standard"><text:tab/>"timeMillis" : 331,</text:p>
      <text:p text:style-name="Standard"><text:tab/>"counts" : {</text:p>
      <text:p text:style-name="Standard"><text:tab/><text:tab/>"input" : 3,</text:p>
      <text:p text:style-name="Standard"><text:tab/><text:tab/>"emit" : 3,</text:p>
      <text:p text:style-name="Standard"><text:tab/><text:tab/>"reduce" : 1,</text:p>
      <text:p text:style-name="Standard"><text:tab/><text:tab/>"output" : 2</text:p>
      <text:p text:style-name="Standard"><text:tab/>},</text:p>
      <text:p text:style-name="Standard"><text:tab/>"ok" : 1</text:p>
      <text:p text:style-name="Standard">}</text:p>
      <text:p text:style-name="Standard"/>
      <text:p text:style-name="Standard">&gt; db.output_sum.find().pretty();</text:p>
      <text:p text:style-name="Standard">{ "_id" : "Homopathy", "value" : 150 }</text:p>
      <text:p text:style-name="Standard">{ "_id" : "MBBS", "value" : 300 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3:44:17.534313609</meta:creation-date>
    <dc:date>2024-10-15T14:28:53.556131787</dc:date>
    <meta:editing-duration>PT3M25S</meta:editing-duration>
    <meta:editing-cycles>1</meta:editing-cycles>
    <meta:document-statistic meta:table-count="0" meta:image-count="0" meta:object-count="0" meta:page-count="2" meta:paragraph-count="67" meta:word-count="234" meta:character-count="1464" meta:non-whitespace-character-count="1211"/>
    <meta:generator>LibreOffice/7.3.7.2$Linux_X86_64 LibreOffice_project/30$Build-2</meta:generator>
  </office:meta>
</office:document-meta>
</file>